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0.854cm"/>
    </style:style>
    <style:style style:name="co6" style:family="table-column">
      <style:table-column-properties fo:break-before="auto" style:column-width="2.2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8.99cm" svg:x="38.506cm" svg:y="0cm">
            <draw:object draw:notify-on-update-of-ranges="Sheet1.K1:Sheet1.K1 Sheet1.K2:Sheet1.K13 Sheet1.L1:Sheet1.L1 Sheet1.L2:Sheet1.L13 Sheet1.M1:Sheet1.M1 Sheet1.M2:Sheet1.M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6.574cm" svg:height="8.99cm" svg:x="38.198cm" svg:y="8.698cm">
            <draw:object draw:notify-on-update-of-ranges="Sheet1.K1:Sheet1.K1 Sheet1.K2:Sheet1.K13 Sheet1.L1:Sheet1.L1 Sheet1.L2:Sheet1.L13 Sheet1.M1:Sheet1.M1 Sheet1.M2:Sheet1.M13 Sheet1.N1:Sheet1.N1 Sheet1.N2:Sheet1.N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72.384cm" svg:y="0.447cm">
            <draw:object draw:notify-on-update-of-ranges="Sheet1.K1:Sheet1.K1 Sheet1.K2:Sheet1.K17 Sheet1.L1:Sheet1.L1 Sheet1.L2:Sheet1.L17 Sheet1.M1:Sheet1.M1 Sheet1.M2:Sheet1.M1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54.579cm" svg:y="0cm">
            <draw:object draw:notify-on-update-of-ranges="Sheet1.K1:Sheet1.K1 Sheet1.K11:Sheet1.K17 Sheet1.L1:Sheet1.L1 Sheet1.L11:Sheet1.L17 Sheet1.M1:Sheet1.M1 Sheet1.M11:Sheet1.M17 Sheet1.N1:Sheet1.N1 Sheet1.N11:Sheet1.N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1.962cm" svg:y="18.961cm">
            <draw:object draw:notify-on-update-of-ranges="Sheet1.K1:Sheet1.K1 Sheet1.K5:Sheet1.K14 Sheet1.O1:Sheet1.O1 Sheet1.O5:Sheet1.O14 Sheet1.P1:Sheet1.P1 Sheet1.P5:Sheet1.P14 Sheet1.Q1:Sheet1.Q1 Sheet1.Q5:Sheet1.Q14 Sheet1.R1:Sheet1.R1 Sheet1.R5:Sheet1.R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15.988cm" svg:height="8.99cm" svg:x="38.645cm" svg:y="19.53cm">
            <draw:object draw:notify-on-update-of-ranges="Sheet1.K1:Sheet1.K1 Sheet1.K7:Sheet1.K17 Sheet1.O1:Sheet1.O1 Sheet1.O7:Sheet1.O17 Sheet1.P1:Sheet1.P1 Sheet1.P7:Sheet1.P17 Sheet1.Q1:Sheet1.Q1 Sheet1.Q7:Sheet1.Q17 Sheet1.R1:Sheet1.R1 Sheet1.R7:Sheet1.R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 Java</text:p>
          </table:table-cell>
          <table:table-cell office:value-type="string" calcext:value-type="string">
            <text:p>Soma OpenCL</text:p>
          </table:table-cell>
          <table:table-cell office:value-type="string" calcext:value-type="string">
            <text:p>Soma BigInteger Java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</table:table-row>
        <table:table-row table:style-name="ro1">
          <table:table-cell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58.3" calcext:value-type="float">
            <text:p>58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.4" calcext:value-type="float">
            <text:p>0.4</text:p>
          </table:table-cell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2^256</text:p>
          </table:table-cell>
          <table:table-cell table:style-name="ce1" table:formula="of:=[$Sheet1.$C$40]" office:value-type="float" office:value="0.1" calcext:value-type="float">
            <text:p/>
          </table:table-cell>
          <table:table-cell table:style-name="ce1" table:formula="of:=[$Sheet1.$D$40]" office:value-type="float" office:value="59.1" calcext:value-type="float">
            <text:p/>
          </table:table-cell>
          <table:table-cell table:style-name="ce1" table:formula="of:=[$Sheet1.$E$40]" office:value-type="float" office:value="0.3" calcext:value-type="float">
            <text:p/>
          </table:table-cell>
          <table:table-cell table:style-name="ce1" table:formula="of:=[$Sheet1.$F$40]" office:value-type="float" office:value="1" calcext:value-type="float">
            <text:p/>
          </table:table-cell>
          <table:table-cell table:style-name="ce1" table:formula="of:=[$Sheet1.$G$40]" office:value-type="float" office:value="1" calcext:value-type="float">
            <text:p/>
          </table:table-cell>
          <table:table-cell table:style-name="ce1" table:formula="of:=[$Sheet1.$H$40]" office:value-type="float" office:value="59.5" calcext:value-type="float">
            <text:p/>
          </table:table-cell>
          <table:table-cell table:style-name="ce1" table:formula="of:=[$Sheet1.$I$40]" office:value-type="float" office:value="59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512</text:p>
          </table:table-cell>
          <table:table-cell table:style-name="ce1" table:formula="of:=[$Sheet1.$C$54]" office:value-type="float" office:value="0.6" calcext:value-type="float">
            <text:p/>
          </table:table-cell>
          <table:table-cell table:style-name="ce1" table:formula="of:=[$Sheet1.$D$54]" office:value-type="float" office:value="59.8" calcext:value-type="float">
            <text:p/>
          </table:table-cell>
          <table:table-cell table:style-name="ce1" table:formula="of:=[$Sheet1.$E$54]" office:value-type="float" office:value="0.7" calcext:value-type="float">
            <text:p/>
          </table:table-cell>
          <table:table-cell table:style-name="ce1" table:formula="of:=[$Sheet1.$F$54]" office:value-type="float" office:value="1.3" calcext:value-type="float">
            <text:p/>
          </table:table-cell>
          <table:table-cell table:style-name="ce1" table:formula="of:=[$Sheet1.$G$54]" office:value-type="float" office:value="1.7" calcext:value-type="float">
            <text:p/>
          </table:table-cell>
          <table:table-cell table:style-name="ce1" table:formula="of:=[$Sheet1.$H$54]" office:value-type="float" office:value="60.1" calcext:value-type="float">
            <text:p/>
          </table:table-cell>
          <table:table-cell table:style-name="ce1" table:formula="of:=[$Sheet1.$I$54]" office:value-type="float" office:value="60.7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024</text:p>
          </table:table-cell>
          <table:table-cell table:style-name="ce1" table:formula="of:=[$Sheet1.$C$68]" office:value-type="float" office:value="0.8" calcext:value-type="float">
            <text:p/>
          </table:table-cell>
          <table:table-cell table:style-name="ce1" table:formula="of:=[$Sheet1.$D$68]" office:value-type="float" office:value="60.2" calcext:value-type="float">
            <text:p/>
          </table:table-cell>
          <table:table-cell table:style-name="ce1" table:formula="of:=[$Sheet1.$E$68]" office:value-type="float" office:value="1.4" calcext:value-type="float">
            <text:p/>
          </table:table-cell>
          <table:table-cell table:style-name="ce1" table:formula="of:=[$Sheet1.$F$68]" office:value-type="float" office:value="1.6" calcext:value-type="float">
            <text:p/>
          </table:table-cell>
          <table:table-cell table:style-name="ce1" table:formula="of:=[$Sheet1.$G$68]" office:value-type="float" office:value="2.7" calcext:value-type="float">
            <text:p/>
          </table:table-cell>
          <table:table-cell table:style-name="ce1" table:formula="of:=[$Sheet1.$H$68]" office:value-type="float" office:value="65.6" calcext:value-type="float">
            <text:p/>
          </table:table-cell>
          <table:table-cell table:style-name="ce1" table:formula="of:=[$Sheet1.$I$68]" office:value-type="float" office:value="52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2.048</text:p>
          </table:table-cell>
          <table:table-cell office:value-type="float" office:value="1.3" calcext:value-type="float">
            <text:p>1.3</text:p>
          </table:table-cell>
          <table:table-cell office:value-type="float" office:value="58.8" calcext:value-type="float">
            <text:p>58.8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67.7" calcext:value-type="float">
            <text:p>67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4.096</text:p>
          </table:table-cell>
          <table:table-cell office:value-type="float" office:value="0.9" calcext:value-type="float">
            <text:p>0.9</text:p>
          </table:table-cell>
          <table:table-cell office:value-type="float" office:value="60.1" calcext:value-type="float">
            <text:p>60.1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135.8" calcext:value-type="float">
            <text:p>135.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^8.192</text:p>
          </table:table-cell>
          <table:table-cell office:value-type="float" office:value="1.2" calcext:value-type="float">
            <text:p>1.2</text:p>
          </table:table-cell>
          <table:table-cell office:value-type="float" office:value="59.2" calcext:value-type="float">
            <text:p>59.2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04" calcext:value-type="float">
            <text:p>40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6.384</text:p>
          </table:table-cell>
          <table:table-cell office:value-type="float" office:value="1.2" calcext:value-type="float">
            <text:p>1.2</text:p>
          </table:table-cell>
          <table:table-cell office:value-type="float" office:value="60.4" calcext:value-type="float">
            <text:p>60.4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13.1" calcext:value-type="float">
            <text:p>13.1</text:p>
          </table:table-cell>
          <table:table-cell office:value-type="float" office:value="1467.2" calcext:value-type="float">
            <text:p>1467.2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^32.768</text:p>
          </table:table-cell>
          <table:table-cell office:value-type="float" office:value="1.2" calcext:value-type="float">
            <text:p>1.2</text:p>
          </table:table-cell>
          <table:table-cell office:value-type="float" office:value="60.2" calcext:value-type="float">
            <text:p>60.2</text:p>
          </table:table-cell>
          <table:table-cell office:value-type="float" office:value="22.2" calcext:value-type="float">
            <text:p>22.2</text:p>
          </table:table-cell>
          <table:table-cell office:value-type="float" office:value="14.1" calcext:value-type="float">
            <text:p>14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432.8" calcext:value-type="float">
            <text:p>432.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:.C3];[.C4];[.C5];[.C6];[.C7];[.C8];[.C9];[.C10];[.C11])/10" office:value-type="float" office:value="0" calcext:value-type="float">
            <text:p/>
          </table:table-cell>
          <table:table-cell table:style-name="ce1" table:formula="of:=SUM([.D2:.D3];[.D4];[.D5];[.D6];[.D7];[.D8];[.D9];[.D10];[.D11])/10" office:value-type="float" office:value="56.9" calcext:value-type="float">
            <text:p/>
          </table:table-cell>
          <table:table-cell table:style-name="ce1" table:formula="of:=SUM([.E2:.E3];[.E4];[.E5];[.E6];[.E7];[.E8];[.E9];[.E10];[.E11])/10" office:value-type="float" office:value="0" calcext:value-type="float">
            <text:p/>
          </table:table-cell>
          <table:table-cell table:style-name="ce1" table:formula="of:=SUM([.F2:.F3];[.F4];[.F5];[.F6];[.F7];[.F8];[.F9];[.F10];[.F11])/10" office:value-type="float" office:value="0.8" calcext:value-type="float">
            <text:p/>
          </table:table-cell>
          <table:table-cell table:style-name="ce1" table:formula="of:=SUM([.G2:.G3];[.G4];[.G5];[.G6];[.G7];[.G8];[.G9];[.G10];[.G11])/10" office:value-type="float" office:value="0.5" calcext:value-type="float">
            <text:p/>
          </table:table-cell>
          <table:table-cell table:style-name="ce1" table:formula="of:=SUM([.H2:.H3];[.H4];[.H5];[.H6];[.H7];[.H8];[.H9];[.H10];[.H11])/10" office:value-type="float" office:value="59.3" calcext:value-type="float">
            <text:p/>
          </table:table-cell>
          <table:table-cell table:style-name="ce1" table:formula="of:=SUM([.I2:.I3];[.I4];[.I5];[.I6];[.I7];[.I8];[.I9];[.I10];[.I11])/10" office:value-type="float" office:value="58.3" calcext:value-type="float">
            <text:p/>
          </table:table-cell>
          <table:table-cell table:style-name="ce1"/>
          <table:table-cell office:value-type="string" calcext:value-type="string">
            <text:p>2^65.536</text:p>
          </table:table-cell>
          <table:table-cell office:value-type="float" office:value="0.8" calcext:value-type="float">
            <text:p>0.8</text:p>
          </table:table-cell>
          <table:table-cell office:value-type="float" office:value="63.1" calcext:value-type="float">
            <text:p>63.1</text:p>
          </table:table-cell>
          <table:table-cell office:value-type="float" office:value="75" calcext:value-type="float">
            <text:p>75</text:p>
          </table:table-cell>
          <table:table-cell office:value-type="float" office:value="56.4" calcext:value-type="float">
            <text:p>56.4</text:p>
          </table:table-cell>
          <table:table-cell office:value-type="float" office:value="217.1" calcext:value-type="float">
            <text:p>217.1</text:p>
          </table:table-cell>
          <table:table-cell/>
          <table:table-cell office:value-type="float" office:value="1466.3" calcext:value-type="float">
            <text:p>1466.3</text:p>
          </table:table-cell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^131.072</text:p>
          </table:table-cell>
          <table:table-cell office:value-type="float" office:value="1.3" calcext:value-type="float">
            <text:p>1.3</text:p>
          </table:table-cell>
          <table:table-cell office:value-type="float" office:value="63.8" calcext:value-type="float">
            <text:p>63.8</text:p>
          </table:table-cell>
          <table:table-cell office:value-type="float" office:value="285.3" calcext:value-type="float">
            <text:p>285.3</text:p>
          </table:table-cell>
          <table:table-cell office:value-type="float" office:value="208.2" calcext:value-type="float">
            <text:p>208.2</text:p>
          </table:table-cell>
          <table:table-cell office:value-type="float" office:value="826.4" calcext:value-type="float">
            <text:p>826.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2^262.144</text:p>
          </table:table-cell>
          <table:table-cell table:style-name="ce1" table:formula="of:=[$Sheet1.$C$180]" office:value-type="float" office:value="3.8" calcext:value-type="float">
            <text:p/>
          </table:table-cell>
          <table:table-cell table:style-name="ce1" table:formula="of:=[$Sheet1.$D$180]" office:value-type="float" office:value="62.2" calcext:value-type="float">
            <text:p/>
          </table:table-cell>
          <table:table-cell table:style-name="ce1" table:formula="of:=[$Sheet1.$E$180]" office:value-type="float" office:value="1110.8" calcext:value-type="float">
            <text:p/>
          </table:table-cell>
          <table:table-cell table:style-name="ce1" table:formula="of:=[$Sheet1.$F$180]" office:value-type="float" office:value="849.5" calcext:value-type="float">
            <text:p/>
          </table:table-cell>
          <table:table-cell table:style-name="ce1" table:formula="of:=[$Sheet1.$G$180]" office:value-type="float" office:value="3335.8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/>
          <table:table-cell office:value-type="string" calcext:value-type="string">
            <text:p>2^524.288</text:p>
          </table:table-cell>
          <table:table-cell table:style-name="ce1" table:formula="of:=[$Sheet1.$C$194]" office:value-type="float" office:value="5.5" calcext:value-type="float">
            <text:p/>
          </table:table-cell>
          <table:table-cell table:style-name="ce1" table:formula="of:=[$Sheet1.$D$194]" office:value-type="float" office:value="63.7" calcext:value-type="float">
            <text:p/>
          </table:table-cell>
          <table:table-cell table:style-name="ce1" table:formula="of:=[$Sheet1.$E$194]" office:value-type="float" office:value="4370.2" calcext:value-type="float">
            <text:p/>
          </table:table-cell>
          <table:table-cell table:style-name="ce1" table:formula="of:=[$Sheet1.$F$194]" office:value-type="float" office:value="3354.6" calcext:value-type="float">
            <text:p/>
          </table:table-cell>
          <table:table-cell table:style-name="ce1" table:formula="of:=[$Sheet1.$G$194]" office:value-type="float" office:value="13221.2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^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^1.048.576</text:p>
          </table:table-cell>
          <table:table-cell table:style-name="ce1" table:formula="of:=[$Sheet1.$C$208]" office:value-type="float" office:value="8.9" calcext:value-type="float">
            <text:p/>
          </table:table-cell>
          <table:table-cell table:style-name="ce1" table:formula="of:=[$Sheet1.$D$208]" office:value-type="float" office:value="68.2" calcext:value-type="float">
            <text:p/>
          </table:table-cell>
          <table:table-cell table:style-name="ce1" table:formula="of:=[$Sheet1.$E$208]" office:value-type="float" office:value="17216.5" calcext:value-type="float">
            <text:p/>
          </table:table-cell>
          <table:table-cell table:style-name="ce1" table:formula="of:=[$Sheet1.$F$208]" office:value-type="float" office:value="13383.3" calcext:value-type="float">
            <text:p/>
          </table:table-cell>
          <table:table-cell table:style-name="ce1" table:formula="of:=[$Sheet1.$G$208]" office:value-type="float" office:value="5237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2^2.097.152</text:p>
          </table:table-cell>
          <table:table-cell table:style-name="ce1" table:formula="of:=[$Sheet1.$C$222]" office:value-type="float" office:value="16.3" calcext:value-type="float">
            <text:p/>
          </table:table-cell>
          <table:table-cell table:style-name="ce1" table:formula="of:=[$Sheet1.$D$222]" office:value-type="float" office:value="81.3" calcext:value-type="float">
            <text:p/>
          </table:table-cell>
          <table:table-cell table:style-name="ce1" table:formula="of:=[$Sheet1.$E$222]" office:value-type="float" office:value="70412.2" calcext:value-type="float">
            <text:p/>
          </table:table-cell>
          <table:table-cell table:style-name="ce1" table:formula="of:=[$Sheet1.$F$222]" office:value-type="float" office:value="52461.5" calcext:value-type="float">
            <text:p/>
          </table:table-cell>
          <table:table-cell table:style-name="ce1" table:formula="of:=[$Sheet1.$G$222]" office:value-type="float" office:value="210930.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6:.C17];[.C18];[.C19];[.C20];[.C21];[.C22];[.C23];[.C24];[.C25])/10" office:value-type="float" office:value="0.4" calcext:value-type="float">
            <text:p/>
          </table:table-cell>
          <table:table-cell table:style-name="ce1" table:formula="of:=SUM([.D16:.D17];[.D18];[.D19];[.D20];[.D21];[.D22];[.D23];[.D24];[.D25])/10" office:value-type="float" office:value="60.1" calcext:value-type="float">
            <text:p/>
          </table:table-cell>
          <table:table-cell table:style-name="ce1" table:formula="of:=SUM([.E16:.E17];[.E18];[.E19];[.E20];[.E21];[.E22];[.E23];[.E24];[.E25])/10" office:value-type="float" office:value="0" calcext:value-type="float">
            <text:p/>
          </table:table-cell>
          <table:table-cell table:style-name="ce1" table:formula="of:=SUM([.F16:.F17];[.F18];[.F19];[.F20];[.F21];[.F22];[.F23];[.F24];[.F25])/10" office:value-type="float" office:value="0.8" calcext:value-type="float">
            <text:p/>
          </table:table-cell>
          <table:table-cell table:style-name="ce1" table:formula="of:=SUM([.G16:.G17];[.G18];[.G19];[.G20];[.G21];[.G22];[.G23];[.G24];[.G25])/10" office:value-type="float" office:value="0.6" calcext:value-type="float">
            <text:p/>
          </table:table-cell>
          <table:table-cell table:style-name="ce1" table:formula="of:=SUM([.H16:.H17];[.H18];[.H19];[.H20];[.H21];[.H22];[.H23];[.H24];[.H25])/10" office:value-type="float" office:value="60.3" calcext:value-type="float">
            <text:p/>
          </table:table-cell>
          <table:table-cell table:style-name="ce1" table:formula="of:=SUM([.I16:.I17];[.I18];[.I19];[.I20];[.I21];[.I22];[.I23];[.I24];[.I25])/10" office:value-type="float" office:value="59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30:.C31];[.C32];[.C33];[.C34];[.C35];[.C36];[.C37];[.C38];[.C39])/10" office:value-type="float" office:value="0.1" calcext:value-type="float">
            <text:p/>
          </table:table-cell>
          <table:table-cell table:style-name="ce1" table:formula="of:=SUM([.D30:.D31];[.D32];[.D33];[.D34];[.D35];[.D36];[.D37];[.D38];[.D39])/10" office:value-type="float" office:value="59.1" calcext:value-type="float">
            <text:p/>
          </table:table-cell>
          <table:table-cell table:style-name="ce1" table:formula="of:=SUM([.E30:.E31];[.E32];[.E33];[.E34];[.E35];[.E36];[.E37];[.E38];[.E39])/10" office:value-type="float" office:value="0.3" calcext:value-type="float">
            <text:p/>
          </table:table-cell>
          <table:table-cell table:style-name="ce1" table:formula="of:=SUM([.F30:.F31];[.F32];[.F33];[.F34];[.F35];[.F36];[.F37];[.F38];[.F39])/10" office:value-type="float" office:value="1" calcext:value-type="float">
            <text:p/>
          </table:table-cell>
          <table:table-cell table:style-name="ce1" table:formula="of:=SUM([.G30:.G31];[.G32];[.G33];[.G34];[.G35];[.G36];[.G37];[.G38];[.G39])/10" office:value-type="float" office:value="1" calcext:value-type="float">
            <text:p/>
          </table:table-cell>
          <table:table-cell table:style-name="ce1" table:formula="of:=SUM([.H30:.H31];[.H32];[.H33];[.H34];[.H35];[.H36];[.H37];[.H38];[.H39])/10" office:value-type="float" office:value="59.5" calcext:value-type="float">
            <text:p/>
          </table:table-cell>
          <table:table-cell table:style-name="ce1" table:formula="of:=SUM([.I30:.I31];[.I32];[.I33];[.I34];[.I35];[.I36];[.I37];[.I38];[.I39])/10" office:value-type="float" office:value="59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44:.C45];[.C46];[.C47];[.C48];[.C49];[.C50];[.C51];[.C52];[.C53])/10" office:value-type="float" office:value="0.6" calcext:value-type="float">
            <text:p/>
          </table:table-cell>
          <table:table-cell table:style-name="ce1" table:formula="of:=SUM([.D44:.D45];[.D46];[.D47];[.D48];[.D49];[.D50];[.D51];[.D52];[.D53])/10" office:value-type="float" office:value="59.8" calcext:value-type="float">
            <text:p/>
          </table:table-cell>
          <table:table-cell table:style-name="ce1" table:formula="of:=SUM([.E44:.E45];[.E46];[.E47];[.E48];[.E49];[.E50];[.E51];[.E52];[.E53])/10" office:value-type="float" office:value="0.7" calcext:value-type="float">
            <text:p/>
          </table:table-cell>
          <table:table-cell table:style-name="ce1" table:formula="of:=SUM([.F44:.F45];[.F46];[.F47];[.F48];[.F49];[.F50];[.F51];[.F52];[.F53])/10" office:value-type="float" office:value="1.3" calcext:value-type="float">
            <text:p/>
          </table:table-cell>
          <table:table-cell table:style-name="ce1" table:formula="of:=SUM([.G44:.G45];[.G46];[.G47];[.G48];[.G49];[.G50];[.G51];[.G52];[.G53])/10" office:value-type="float" office:value="1.7" calcext:value-type="float">
            <text:p/>
          </table:table-cell>
          <table:table-cell table:style-name="ce1" table:formula="of:=SUM([.H44:.H45];[.H46];[.H47];[.H48];[.H49];[.H50];[.H51];[.H52];[.H53])/10" office:value-type="float" office:value="60.1" calcext:value-type="float">
            <text:p/>
          </table:table-cell>
          <table:table-cell table:style-name="ce1" table:formula="of:=SUM([.I44:.I45];[.I46];[.I47];[.I48];[.I49];[.I50];[.I51];[.I52];[.I53])/10" office:value-type="float" office:value="60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58:.C59];[.C60];[.C61];[.C62];[.C63];[.C64];[.C65];[.C66];[.C67])/10" office:value-type="float" office:value="0.8" calcext:value-type="float">
            <text:p/>
          </table:table-cell>
          <table:table-cell table:style-name="ce1" table:formula="of:=SUM([.D58:.D59];[.D60];[.D61];[.D62];[.D63];[.D64];[.D65];[.D66];[.D67])/10" office:value-type="float" office:value="60.2" calcext:value-type="float">
            <text:p/>
          </table:table-cell>
          <table:table-cell table:style-name="ce1" table:formula="of:=SUM([.E58:.E59];[.E60];[.E61];[.E62];[.E63];[.E64];[.E65];[.E66];[.E67])/10" office:value-type="float" office:value="1.4" calcext:value-type="float">
            <text:p/>
          </table:table-cell>
          <table:table-cell table:style-name="ce1" table:formula="of:=SUM([.F58:.F59];[.F60];[.F61];[.F62];[.F63];[.F64];[.F65];[.F66];[.F67])/10" office:value-type="float" office:value="1.6" calcext:value-type="float">
            <text:p/>
          </table:table-cell>
          <table:table-cell table:style-name="ce1" table:formula="of:=SUM([.G58:.G59];[.G60];[.G61];[.G62];[.G63];[.G64];[.G65];[.G66];[.G67])/10" office:value-type="float" office:value="2.7" calcext:value-type="float">
            <text:p/>
          </table:table-cell>
          <table:table-cell table:style-name="ce1" table:formula="of:=SUM([.H58:.H59];[.H60];[.H61];[.H62];[.H63];[.H64];[.H65];[.H66];[.H67])/10" office:value-type="float" office:value="65.6" calcext:value-type="float">
            <text:p/>
          </table:table-cell>
          <table:table-cell table:style-name="ce1" table:formula="of:=SUM([.I58:.I59];[.I60];[.I61];[.I62];[.I63];[.I64];[.I65];[.I66];[.I67])/10" office:value-type="float" office:value="52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72:.C73];[.C74];[.C75];[.C76];[.C77];[.C78];[.C79];[.C80];[.C81])/10" office:value-type="float" office:value="1.3" calcext:value-type="float">
            <text:p/>
          </table:table-cell>
          <table:table-cell table:style-name="ce1" table:formula="of:=SUM([.D72:.D73];[.D74];[.D75];[.D76];[.D77];[.D78];[.D79];[.D80];[.D81])/10" office:value-type="float" office:value="58.8" calcext:value-type="float">
            <text:p/>
          </table:table-cell>
          <table:table-cell table:style-name="ce1" table:formula="of:=SUM([.E72:.E73];[.E74];[.E75];[.E76];[.E77];[.E78];[.E79];[.E80];[.E81])/10" office:value-type="float" office:value="2.7" calcext:value-type="float">
            <text:p/>
          </table:table-cell>
          <table:table-cell table:style-name="ce1" table:formula="of:=SUM([.F72:.F73];[.F74];[.F75];[.F76];[.F77];[.F78];[.F79];[.F80];[.F81])/10" office:value-type="float" office:value="1.3" calcext:value-type="float">
            <text:p/>
          </table:table-cell>
          <table:table-cell table:style-name="ce1" table:formula="of:=SUM([.G72:.G73];[.G74];[.G75];[.G76];[.G77];[.G78];[.G79];[.G80];[.G81])/10" office:value-type="float" office:value="1.8" calcext:value-type="float">
            <text:p/>
          </table:table-cell>
          <table:table-cell table:style-name="ce1" table:formula="of:=SUM([.H72:.H73];[.H74];[.H75];[.H76];[.H77];[.H78];[.H79];[.H80];[.H81])/10" office:value-type="float" office:value="67.7" calcext:value-type="float">
            <text:p/>
          </table:table-cell>
          <table:table-cell table:style-name="ce1" table:formula="of:=SUM([.I72:.I73];[.I74];[.I75];[.I76];[.I77];[.I78];[.I79];[.I80];[.I81])/10" office:value-type="float" office:value="53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4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86:.C87];[.C88];[.C89];[.C90];[.C91];[.C92];[.C93];[.C94];[.C95])/10" office:value-type="float" office:value="0.9" calcext:value-type="float">
            <text:p/>
          </table:table-cell>
          <table:table-cell table:style-name="ce1" table:formula="of:=SUM([.D86:.D87];[.D88];[.D89];[.D90];[.D91];[.D92];[.D93];[.D94];[.D95])/10" office:value-type="float" office:value="60.1" calcext:value-type="float">
            <text:p/>
          </table:table-cell>
          <table:table-cell table:style-name="ce1" table:formula="of:=SUM([.E86:.E87];[.E88];[.E89];[.E90];[.E91];[.E92];[.E93];[.E94];[.E95])/10" office:value-type="float" office:value="3.8" calcext:value-type="float">
            <text:p/>
          </table:table-cell>
          <table:table-cell table:style-name="ce1" table:formula="of:=SUM([.F86:.F87];[.F88];[.F89];[.F90];[.F91];[.F92];[.F93];[.F94];[.F95])/10" office:value-type="float" office:value="1.3" calcext:value-type="float">
            <text:p/>
          </table:table-cell>
          <table:table-cell table:style-name="ce1" table:formula="of:=SUM([.G86:.G87];[.G88];[.G89];[.G90];[.G91];[.G92];[.G93];[.G94];[.G95])/10" office:value-type="float" office:value="2.9" calcext:value-type="float">
            <text:p/>
          </table:table-cell>
          <table:table-cell table:style-name="ce1" table:formula="of:=SUM([.H86:.H87];[.H88];[.H89];[.H90];[.H91];[.H92];[.H93];[.H94];[.H95])/10" office:value-type="float" office:value="135.8" calcext:value-type="float">
            <text:p/>
          </table:table-cell>
          <table:table-cell table:style-name="ce1" table:formula="of:=SUM([.I86:.I87];[.I88];[.I89];[.I90];[.I91];[.I92];[.I93];[.I94];[.I95])/10" office:value-type="float" office:value="60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00:.C101];[.C102];[.C103];[.C104];[.C105];[.C106];[.C107];[.C108];[.C109])/10" office:value-type="float" office:value="1.2" calcext:value-type="float">
            <text:p/>
          </table:table-cell>
          <table:table-cell table:style-name="ce1" table:formula="of:=SUM([.D100:.D101];[.D102];[.D103];[.D104];[.D105];[.D106];[.D107];[.D108];[.D109])/10" office:value-type="float" office:value="59.2" calcext:value-type="float">
            <text:p/>
          </table:table-cell>
          <table:table-cell table:style-name="ce1" table:formula="of:=SUM([.E100:.E101];[.E102];[.E103];[.E104];[.E105];[.E106];[.E107];[.E108];[.E109])/10" office:value-type="float" office:value="4.2" calcext:value-type="float">
            <text:p/>
          </table:table-cell>
          <table:table-cell table:style-name="ce1" table:formula="of:=SUM([.F100:.F101];[.F102];[.F103];[.F104];[.F105];[.F106];[.F107];[.F108];[.F109])/10" office:value-type="float" office:value="1.6" calcext:value-type="float">
            <text:p/>
          </table:table-cell>
          <table:table-cell table:style-name="ce1" table:formula="of:=SUM([.G100:.G101];[.G102];[.G103];[.G104];[.G105];[.G106];[.G107];[.G108];[.G109])/10" office:value-type="float" office:value="6.2" calcext:value-type="float">
            <text:p/>
          </table:table-cell>
          <table:table-cell table:style-name="ce1" table:formula="of:=SUM([.H100:.H101];[.H102];[.H103];[.H104];[.H105];[.H106];[.H107];[.H108];[.H109])/10" office:value-type="float" office:value="404" calcext:value-type="float">
            <text:p/>
          </table:table-cell>
          <table:table-cell table:style-name="ce1" table:formula="of:=SUM([.I100:.I101];[.I102];[.I103];[.I104];[.I105];[.I106];[.I107];[.I108];[.I109])/10" office:value-type="float" office:value="84.4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9" calcext:value-type="float">
            <text:p>1469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14:.C115];[.C116];[.C117];[.C118];[.C119];[.C120];[.C121];[.C122];[.C123])/10" office:value-type="float" office:value="1.2" calcext:value-type="float">
            <text:p/>
          </table:table-cell>
          <table:table-cell table:style-name="ce1" table:formula="of:=SUM([.D114:.D115];[.D116];[.D117];[.D118];[.D119];[.D120];[.D121];[.D122];[.D123])/10" office:value-type="float" office:value="60.4" calcext:value-type="float">
            <text:p/>
          </table:table-cell>
          <table:table-cell table:style-name="ce1" table:formula="of:=SUM([.E114:.E115];[.E116];[.E117];[.E118];[.E119];[.E120];[.E121];[.E122];[.E123])/10" office:value-type="float" office:value="7.9" calcext:value-type="float">
            <text:p/>
          </table:table-cell>
          <table:table-cell table:style-name="ce1" table:formula="of:=SUM([.F114:.F115];[.F116];[.F117];[.F118];[.F119];[.F120];[.F121];[.F122];[.F123])/10" office:value-type="float" office:value="4.1" calcext:value-type="float">
            <text:p/>
          </table:table-cell>
          <table:table-cell table:style-name="ce1" table:formula="of:=SUM([.G114:.G115];[.G116];[.G117];[.G118];[.G119];[.G120];[.G121];[.G122];[.G123])/10" office:value-type="float" office:value="13.1" calcext:value-type="float">
            <text:p/>
          </table:table-cell>
          <table:table-cell table:style-name="ce1" table:formula="of:=SUM([.H114:.H115];[.H116];[.H117];[.H118];[.H119];[.H120];[.H121];[.H122];[.H123])/10" office:value-type="float" office:value="1467.2" calcext:value-type="float">
            <text:p/>
          </table:table-cell>
          <table:table-cell table:style-name="ce1" table:formula="of:=SUM([.I114:.I115];[.I116];[.I117];[.I118];[.I119];[.I120];[.I121];[.I122];[.I123])/10" office:value-type="float" office:value="149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31" calcext:value-type="float">
            <text:p>1531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32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7" calcext:value-type="float">
            <text:p>4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28:.C129];[.C130];[.C131];[.C132];[.C133];[.C134];[.C135];[.C136];[.C137])/10" office:value-type="float" office:value="1.2" calcext:value-type="float">
            <text:p/>
          </table:table-cell>
          <table:table-cell table:style-name="ce1" table:formula="of:=SUM([.D128:.D129];[.D130];[.D131];[.D132];[.D133];[.D134];[.D135];[.D136];[.D137])/10" office:value-type="float" office:value="60.2" calcext:value-type="float">
            <text:p/>
          </table:table-cell>
          <table:table-cell table:style-name="ce1" table:formula="of:=SUM([.E128:.E129];[.E130];[.E131];[.E132];[.E133];[.E134];[.E135];[.E136];[.E137])/10" office:value-type="float" office:value="22.2" calcext:value-type="float">
            <text:p/>
          </table:table-cell>
          <table:table-cell table:style-name="ce1" table:formula="of:=SUM([.F128:.F129];[.F130];[.F131];[.F132];[.F133];[.F134];[.F135];[.F136];[.F137])/10" office:value-type="float" office:value="14.1" calcext:value-type="float">
            <text:p/>
          </table:table-cell>
          <table:table-cell table:style-name="ce1" table:formula="of:=SUM([.G128:.G129];[.G130];[.G131];[.G132];[.G133];[.G134];[.G135];[.G136];[.G137])/10" office:value-type="float" office:value="52.1" calcext:value-type="float">
            <text:p/>
          </table:table-cell>
          <table:table-cell table:style-name="ce1" table:formula="of:=SUM([.H128:.H129];[.H130];[.H131];[.H132];[.H133];[.H134];[.H135];[.H136];[.H137])/10" office:value-type="float" office:value="0" calcext:value-type="float">
            <text:p/>
          </table:table-cell>
          <table:table-cell table:style-name="ce1" table:formula="of:=SUM([.I128:.I129];[.I130];[.I131];[.I132];[.I133];[.I134];[.I135];[.I136];[.I137])/10" office:value-type="float" office:value="432.8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65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mRecurso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74" calcext:value-type="float">
            <text:p>14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507" calcext:value-type="float">
            <text:p>15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mRecurso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mRecurso</text:p>
          </table:table-cell>
          <table:table-cell office:value-type="float" office:value="1485" calcext:value-type="float">
            <text:p>14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mRecurso</text:p>
          </table:table-cell>
          <table:table-cell office:value-type="float" office:value="1434" calcext:value-type="float">
            <text:p>14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46" calcext:value-type="float">
            <text:p>14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mRecurso</text:p>
          </table:table-cell>
          <table:table-cell office:value-type="float" office:value="1436" calcext:value-type="float">
            <text:p>1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mRecurso</text:p>
          </table:table-cell>
          <table:table-cell office:value-type="float" office:value="1501" calcext:value-type="float">
            <text:p>1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42:.C143];[.C144];[.C145];[.C146];[.C147];[.C148];[.C149];[.C150];[.C151])/10" office:value-type="float" office:value="0.8" calcext:value-type="float">
            <text:p/>
          </table:table-cell>
          <table:table-cell table:style-name="ce1" table:formula="of:=SUM([.D142:.D143];[.D144];[.D145];[.D146];[.D147];[.D148];[.D149];[.D150];[.D151])/10" office:value-type="float" office:value="63.1" calcext:value-type="float">
            <text:p/>
          </table:table-cell>
          <table:table-cell table:style-name="ce1" table:formula="of:=SUM([.E142:.E143];[.E144];[.E145];[.E146];[.E147];[.E148];[.E149];[.E150];[.E151])/10" office:value-type="float" office:value="75" calcext:value-type="float">
            <text:p/>
          </table:table-cell>
          <table:table-cell table:style-name="ce1" table:formula="of:=SUM([.F142:.F143];[.F144];[.F145];[.F146];[.F147];[.F148];[.F149];[.F150];[.F151])/10" office:value-type="float" office:value="56.4" calcext:value-type="float">
            <text:p/>
          </table:table-cell>
          <table:table-cell table:style-name="ce1" table:formula="of:=SUM([.G142:.G143];[.G144];[.G145];[.G146];[.G147];[.G148];[.G149];[.G150];[.G151])/10" office:value-type="float" office:value="217.1" calcext:value-type="float">
            <text:p/>
          </table:table-cell>
          <table:table-cell table:style-name="ce1" table:formula="of:=SUM([.H142:.H143];[.H144];[.H145];[.H146];[.H147];[.H148];[.H149];[.H150];[.H151])/10" office:value-type="float" office:value="0" calcext:value-type="float">
            <text:p/>
          </table:table-cell>
          <table:table-cell table:style-name="ce1" table:formula="of:=SUM([.I142:.I143];[.I144];[.I145];[.I146];[.I147];[.I148];[.I149];[.I150];[.I151])/10" office:value-type="float" office:value="1466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517" calcext:value-type="float">
            <text:p>15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31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95" calcext:value-type="float">
            <text:p>295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96" calcext:value-type="float">
            <text:p>296</text:p>
          </table:table-cell>
          <table:table-cell office:value-type="float" office:value="207" calcext:value-type="float">
            <text:p>207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1" calcext:value-type="float">
            <text:p>281</text:p>
          </table:table-cell>
          <table:table-cell office:value-type="float" office:value="208" calcext:value-type="float">
            <text:p>2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56:.C157];[.C158];[.C159];[.C160];[.C161];[.C162];[.C163];[.C164];[.C165])/10" office:value-type="float" office:value="1.3" calcext:value-type="float">
            <text:p/>
          </table:table-cell>
          <table:table-cell table:style-name="ce1" table:formula="of:=SUM([.D156:.D157];[.D158];[.D159];[.D160];[.D161];[.D162];[.D163];[.D164];[.D165])/10" office:value-type="float" office:value="63.8" calcext:value-type="float">
            <text:p/>
          </table:table-cell>
          <table:table-cell table:style-name="ce1" table:formula="of:=SUM([.E156:.E157];[.E158];[.E159];[.E160];[.E161];[.E162];[.E163];[.E164];[.E165])/10" office:value-type="float" office:value="285.3" calcext:value-type="float">
            <text:p/>
          </table:table-cell>
          <table:table-cell table:style-name="ce1" table:formula="of:=SUM([.F156:.F157];[.F158];[.F159];[.F160];[.F161];[.F162];[.F163];[.F164];[.F165])/10" office:value-type="float" office:value="208.2" calcext:value-type="float">
            <text:p/>
          </table:table-cell>
          <table:table-cell table:style-name="ce1" table:formula="of:=SUM([.G156:.G157];[.G158];[.G159];[.G160];[.G161];[.G162];[.G163];[.G164];[.G165])/10" office:value-type="float" office:value="826.4" calcext:value-type="float">
            <text:p/>
          </table:table-cell>
          <table:table-cell table:style-name="ce1" table:formula="of:=SUM([.H156:.H157];[.H158];[.H159];[.H160];[.H161];[.H162];[.H163];[.H164];[.H165])/10" office:value-type="float" office:value="0" calcext:value-type="float">
            <text:p/>
          </table:table-cell>
          <table:table-cell table:style-name="ce1" table:formula="of:=SUM([.I156:.I157];[.I158];[.I159];[.I160];[.I161];[.I162];[.I163];[.I164];[.I165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621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120" calcext:value-type="float">
            <text:p>1120</text:p>
          </table:table-cell>
          <table:table-cell table:style-name="ce1" office:value-type="float" office:value="845" calcext:value-type="float">
            <text:p>845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77" calcext:value-type="float">
            <text:p>1077</text:p>
          </table:table-cell>
          <table:table-cell office:value-type="float" office:value="854" calcext:value-type="float">
            <text:p>854</text:p>
          </table:table-cell>
          <table:table-cell office:value-type="float" office:value="3331" calcext:value-type="float">
            <text:p>333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131" calcext:value-type="float">
            <text:p>1131</text:p>
          </table:table-cell>
          <table:table-cell office:value-type="float" office:value="850" calcext:value-type="float">
            <text:p>850</text:p>
          </table:table-cell>
          <table:table-cell office:value-type="float" office:value="3343" calcext:value-type="float">
            <text:p>334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93" calcext:value-type="float">
            <text:p>1093</text:p>
          </table:table-cell>
          <table:table-cell office:value-type="float" office:value="854" calcext:value-type="float">
            <text:p>854</text:p>
          </table:table-cell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096" calcext:value-type="float">
            <text:p>1096</text:p>
          </table:table-cell>
          <table:table-cell office:value-type="float" office:value="848" calcext:value-type="float">
            <text:p>848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152" calcext:value-type="float">
            <text:p>1152</text:p>
          </table:table-cell>
          <table:table-cell office:value-type="float" office:value="850" calcext:value-type="float">
            <text:p>850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86" calcext:value-type="float">
            <text:p>1086</text:p>
          </table:table-cell>
          <table:table-cell office:value-type="float" office:value="845" calcext:value-type="float">
            <text:p>845</text:p>
          </table:table-cell>
          <table:table-cell office:value-type="float" office:value="3315" calcext:value-type="float">
            <text:p>33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127" calcext:value-type="float">
            <text:p>1127</text:p>
          </table:table-cell>
          <table:table-cell office:value-type="float" office:value="845" calcext:value-type="float">
            <text:p>845</text:p>
          </table:table-cell>
          <table:table-cell office:value-type="float" office:value="3318" calcext:value-type="float">
            <text:p>33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83" calcext:value-type="float">
            <text:p>1083</text:p>
          </table:table-cell>
          <table:table-cell office:value-type="float" office:value="850" calcext:value-type="float">
            <text:p>850</text:p>
          </table:table-cell>
          <table:table-cell office:value-type="float" office:value="3322" calcext:value-type="float">
            <text:p>33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43" calcext:value-type="float">
            <text:p>1143</text:p>
          </table:table-cell>
          <table:table-cell office:value-type="float" office:value="854" calcext:value-type="float">
            <text:p>854</text:p>
          </table:table-cell>
          <table:table-cell office:value-type="float" office:value="3324" calcext:value-type="float">
            <text:p>33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70:.C171];[.C172];[.C173];[.C174];[.C175];[.C176];[.C177];[.C178];[.C179])/10" office:value-type="float" office:value="3.8" calcext:value-type="float">
            <text:p/>
          </table:table-cell>
          <table:table-cell table:style-name="ce1" table:formula="of:=SUM([.D170:.D171];[.D172];[.D173];[.D174];[.D175];[.D176];[.D177];[.D178];[.D179])/10" office:value-type="float" office:value="62.2" calcext:value-type="float">
            <text:p/>
          </table:table-cell>
          <table:table-cell table:style-name="ce1" table:formula="of:=SUM([.E170:.E171];[.E172];[.E173];[.E174];[.E175];[.E176];[.E177];[.E178];[.E179])/10" office:value-type="float" office:value="1110.8" calcext:value-type="float">
            <text:p/>
          </table:table-cell>
          <table:table-cell table:style-name="ce1" table:formula="of:=SUM([.F170:.F171];[.F172];[.F173];[.F174];[.F175];[.F176];[.F177];[.F178];[.F179])/10" office:value-type="float" office:value="849.5" calcext:value-type="float">
            <text:p/>
          </table:table-cell>
          <table:table-cell table:style-name="ce1" table:formula="of:=SUM([.G170:.G171];[.G172];[.G173];[.G174];[.G175];[.G176];[.G177];[.G178];[.G179])/10" office:value-type="float" office:value="3335.8" calcext:value-type="float">
            <text:p/>
          </table:table-cell>
          <table:table-cell table:style-name="ce1" table:formula="of:=SUM([.H170:.H171];[.H172];[.H173];[.H174];[.H175];[.H176];[.H177];[.H178];[.H179])/10" office:value-type="float" office:value="0" calcext:value-type="float">
            <text:p/>
          </table:table-cell>
          <table:table-cell table:style-name="ce1" table:formula="of:=SUM([.I170:.I171];[.I172];[.I173];[.I174];[.I175];[.I176];[.I177];[.I178];[.I179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1168" calcext:value-type="float">
            <text:p>1168</text:p>
          </table:table-cell>
          <table:table-cell office:value-type="float" office:value="885" calcext:value-type="float">
            <text:p>885</text:p>
          </table:table-cell>
          <table:table-cell office:value-type="float" office:value="3361" calcext:value-type="float">
            <text:p>3361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5242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238" calcext:value-type="float">
            <text:p>4238</text:p>
          </table:table-cell>
          <table:table-cell office:value-type="float" office:value="3364" calcext:value-type="float">
            <text:p>3364</text:p>
          </table:table-cell>
          <table:table-cell office:value-type="float" office:value="13420" calcext:value-type="float">
            <text:p>134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389" calcext:value-type="float">
            <text:p>4389</text:p>
          </table:table-cell>
          <table:table-cell office:value-type="float" office:value="3399" calcext:value-type="float">
            <text:p>3399</text:p>
          </table:table-cell>
          <table:table-cell office:value-type="float" office:value="13055" calcext:value-type="float">
            <text:p>130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385" calcext:value-type="float">
            <text:p>4385</text:p>
          </table:table-cell>
          <table:table-cell office:value-type="float" office:value="3353" calcext:value-type="float">
            <text:p>3353</text:p>
          </table:table-cell>
          <table:table-cell office:value-type="float" office:value="13442" calcext:value-type="float">
            <text:p>134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402" calcext:value-type="float">
            <text:p>4402</text:p>
          </table:table-cell>
          <table:table-cell office:value-type="float" office:value="3350" calcext:value-type="float">
            <text:p>3350</text:p>
          </table:table-cell>
          <table:table-cell office:value-type="float" office:value="13341" calcext:value-type="float">
            <text:p>133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274" calcext:value-type="float">
            <text:p>4274</text:p>
          </table:table-cell>
          <table:table-cell office:value-type="float" office:value="3337" calcext:value-type="float">
            <text:p>3337</text:p>
          </table:table-cell>
          <table:table-cell office:value-type="float" office:value="13051" calcext:value-type="float">
            <text:p>130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300" calcext:value-type="float">
            <text:p>4300</text:p>
          </table:table-cell>
          <table:table-cell office:value-type="float" office:value="3341" calcext:value-type="float">
            <text:p>3341</text:p>
          </table:table-cell>
          <table:table-cell office:value-type="float" office:value="13081" calcext:value-type="float">
            <text:p>130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520" calcext:value-type="float">
            <text:p>4520</text:p>
          </table:table-cell>
          <table:table-cell office:value-type="float" office:value="3358" calcext:value-type="float">
            <text:p>3358</text:p>
          </table:table-cell>
          <table:table-cell office:value-type="float" office:value="13288" calcext:value-type="float">
            <text:p>1328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536" calcext:value-type="float">
            <text:p>4536</text:p>
          </table:table-cell>
          <table:table-cell office:value-type="float" office:value="3348" calcext:value-type="float">
            <text:p>3348</text:p>
          </table:table-cell>
          <table:table-cell office:value-type="float" office:value="13381" calcext:value-type="float">
            <text:p>133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398" calcext:value-type="float">
            <text:p>4398</text:p>
          </table:table-cell>
          <table:table-cell office:value-type="float" office:value="3338" calcext:value-type="float">
            <text:p>3338</text:p>
          </table:table-cell>
          <table:table-cell office:value-type="float" office:value="13081" calcext:value-type="float">
            <text:p>130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60" calcext:value-type="float">
            <text:p>4260</text:p>
          </table:table-cell>
          <table:table-cell office:value-type="float" office:value="3358" calcext:value-type="float">
            <text:p>3358</text:p>
          </table:table-cell>
          <table:table-cell office:value-type="float" office:value="13072" calcext:value-type="float">
            <text:p>130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84:.C185];[.C186];[.C187];[.C188];[.C189];[.C190];[.C191];[.C192];[.C193])/10" office:value-type="float" office:value="5.5" calcext:value-type="float">
            <text:p/>
          </table:table-cell>
          <table:table-cell table:style-name="ce1" table:formula="of:=SUM([.D184:.D185];[.D186];[.D187];[.D188];[.D189];[.D190];[.D191];[.D192];[.D193])/10" office:value-type="float" office:value="63.7" calcext:value-type="float">
            <text:p/>
          </table:table-cell>
          <table:table-cell table:style-name="ce1" table:formula="of:=SUM([.E184:.E185];[.E186];[.E187];[.E188];[.E189];[.E190];[.E191];[.E192];[.E193])/10" office:value-type="float" office:value="4370.2" calcext:value-type="float">
            <text:p/>
          </table:table-cell>
          <table:table-cell table:style-name="ce1" table:formula="of:=SUM([.F184:.F185];[.F186];[.F187];[.F188];[.F189];[.F190];[.F191];[.F192];[.F193])/10" office:value-type="float" office:value="3354.6" calcext:value-type="float">
            <text:p/>
          </table:table-cell>
          <table:table-cell table:style-name="ce1" table:formula="of:=SUM([.G184:.G185];[.G186];[.G187];[.G188];[.G189];[.G190];[.G191];[.G192];[.G193])/10" office:value-type="float" office:value="13221.2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4621" calcext:value-type="float">
            <text:p>4621</text:p>
          </table:table-cell>
          <table:table-cell office:value-type="float" office:value="3468" calcext:value-type="float">
            <text:p>3468</text:p>
          </table:table-cell>
          <table:table-cell office:value-type="float" office:value="13481" calcext:value-type="float">
            <text:p>13481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10485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6597" calcext:value-type="float">
            <text:p>16597</text:p>
          </table:table-cell>
          <table:table-cell office:value-type="float" office:value="13289" calcext:value-type="float">
            <text:p>13289</text:p>
          </table:table-cell>
          <table:table-cell office:value-type="float" office:value="52423" calcext:value-type="float">
            <text:p>5242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135" calcext:value-type="float">
            <text:p>17135</text:p>
          </table:table-cell>
          <table:table-cell office:value-type="float" office:value="13256" calcext:value-type="float">
            <text:p>13256</text:p>
          </table:table-cell>
          <table:table-cell office:value-type="float" office:value="52256" calcext:value-type="float">
            <text:p>522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240" calcext:value-type="float">
            <text:p>17240</text:p>
          </table:table-cell>
          <table:table-cell office:value-type="float" office:value="13375" calcext:value-type="float">
            <text:p>13375</text:p>
          </table:table-cell>
          <table:table-cell office:value-type="float" office:value="52821" calcext:value-type="float">
            <text:p>5282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151" calcext:value-type="float">
            <text:p>17151</text:p>
          </table:table-cell>
          <table:table-cell office:value-type="float" office:value="13399" calcext:value-type="float">
            <text:p>13399</text:p>
          </table:table-cell>
          <table:table-cell office:value-type="float" office:value="52157" calcext:value-type="float">
            <text:p>521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300" calcext:value-type="float">
            <text:p>17300</text:p>
          </table:table-cell>
          <table:table-cell office:value-type="float" office:value="13412" calcext:value-type="float">
            <text:p>13412</text:p>
          </table:table-cell>
          <table:table-cell office:value-type="float" office:value="52136" calcext:value-type="float">
            <text:p>5213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299" calcext:value-type="float">
            <text:p>17299</text:p>
          </table:table-cell>
          <table:table-cell office:value-type="float" office:value="13402" calcext:value-type="float">
            <text:p>13402</text:p>
          </table:table-cell>
          <table:table-cell office:value-type="float" office:value="52133" calcext:value-type="float">
            <text:p>521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277" calcext:value-type="float">
            <text:p>17277</text:p>
          </table:table-cell>
          <table:table-cell office:value-type="float" office:value="13393" calcext:value-type="float">
            <text:p>13393</text:p>
          </table:table-cell>
          <table:table-cell office:value-type="float" office:value="52160" calcext:value-type="float">
            <text:p>5216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7166" calcext:value-type="float">
            <text:p>17166</text:p>
          </table:table-cell>
          <table:table-cell office:value-type="float" office:value="13398" calcext:value-type="float">
            <text:p>13398</text:p>
          </table:table-cell>
          <table:table-cell office:value-type="float" office:value="52236" calcext:value-type="float">
            <text:p>5223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587" calcext:value-type="float">
            <text:p>17587</text:p>
          </table:table-cell>
          <table:table-cell office:value-type="float" office:value="13436" calcext:value-type="float">
            <text:p>13436</text:p>
          </table:table-cell>
          <table:table-cell office:value-type="float" office:value="52456" calcext:value-type="float">
            <text:p>524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7413" calcext:value-type="float">
            <text:p>17413</text:p>
          </table:table-cell>
          <table:table-cell office:value-type="float" office:value="13437" calcext:value-type="float">
            <text:p>13437</text:p>
          </table:table-cell>
          <table:table-cell office:value-type="float" office:value="52264" calcext:value-type="float">
            <text:p>52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98:.C199];[.C200];[.C201];[.C202];[.C203];[.C204];[.C205];[.C206];[.C207])/10" office:value-type="float" office:value="8.9" calcext:value-type="float">
            <text:p/>
          </table:table-cell>
          <table:table-cell table:style-name="ce1" table:formula="of:=SUM([.D198:.D199];[.D200];[.D201];[.D202];[.D203];[.D204];[.D205];[.D206];[.D207])/10" office:value-type="float" office:value="68.2" calcext:value-type="float">
            <text:p/>
          </table:table-cell>
          <table:table-cell table:style-name="ce1" table:formula="of:=SUM([.E198:.E199];[.E200];[.E201];[.E202];[.E203];[.E204];[.E205];[.E206];[.E207])/10" office:value-type="float" office:value="17216.5" calcext:value-type="float">
            <text:p/>
          </table:table-cell>
          <table:table-cell table:style-name="ce1" table:formula="of:=SUM([.F198:.F199];[.F200];[.F201];[.F202];[.F209];[.F204];[.F205];[.F206];[.F207])/10" office:value-type="float" office:value="13383.3" calcext:value-type="float">
            <text:p/>
          </table:table-cell>
          <table:table-cell table:style-name="ce1" table:formula="of:=SUM([.G198:.G199];[.G200];[.G201];[.G202];[.G209];[.G204];[.G205];[.G206];[.G207])/10" office:value-type="float" office:value="52371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17310" calcext:value-type="float">
            <text:p>17310</text:p>
          </table:table-cell>
          <table:table-cell office:value-type="float" office:value="13438" calcext:value-type="float">
            <text:p>13438</text:p>
          </table:table-cell>
          <table:table-cell office:value-type="float" office:value="52801" calcext:value-type="float">
            <text:p>52801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20971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5483" calcext:value-type="float">
            <text:p>65483</text:p>
          </table:table-cell>
          <table:table-cell office:value-type="float" office:value="54268" calcext:value-type="float">
            <text:p>54268</text:p>
          </table:table-cell>
          <table:table-cell office:value-type="float" office:value="210519" calcext:value-type="float">
            <text:p>2105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71306" calcext:value-type="float">
            <text:p>71306</text:p>
          </table:table-cell>
          <table:table-cell office:value-type="float" office:value="52192" calcext:value-type="float">
            <text:p>52192</text:p>
          </table:table-cell>
          <table:table-cell office:value-type="float" office:value="210777" calcext:value-type="float">
            <text:p>2107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71392" calcext:value-type="float">
            <text:p>71392</text:p>
          </table:table-cell>
          <table:table-cell office:value-type="float" office:value="52185" calcext:value-type="float">
            <text:p>52185</text:p>
          </table:table-cell>
          <table:table-cell office:value-type="float" office:value="211563" calcext:value-type="float">
            <text:p>2115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690" calcext:value-type="float">
            <text:p>70690</text:p>
          </table:table-cell>
          <table:table-cell office:value-type="float" office:value="52161" calcext:value-type="float">
            <text:p>52161</text:p>
          </table:table-cell>
          <table:table-cell office:value-type="float" office:value="212249" calcext:value-type="float">
            <text:p>2122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68966" calcext:value-type="float">
            <text:p>68966</text:p>
          </table:table-cell>
          <table:table-cell office:value-type="float" office:value="52124" calcext:value-type="float">
            <text:p>52124</text:p>
          </table:table-cell>
          <table:table-cell office:value-type="float" office:value="211370" calcext:value-type="float">
            <text:p>2113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70772" calcext:value-type="float">
            <text:p>70772</text:p>
          </table:table-cell>
          <table:table-cell office:value-type="float" office:value="52082" calcext:value-type="float">
            <text:p>52082</text:p>
          </table:table-cell>
          <table:table-cell office:value-type="float" office:value="211454" calcext:value-type="float">
            <text:p>2114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68845" calcext:value-type="float">
            <text:p>68845</text:p>
          </table:table-cell>
          <table:table-cell office:value-type="float" office:value="52492" calcext:value-type="float">
            <text:p>52492</text:p>
          </table:table-cell>
          <table:table-cell office:value-type="float" office:value="211028" calcext:value-type="float">
            <text:p>2110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0248" calcext:value-type="float">
            <text:p>70248</text:p>
          </table:table-cell>
          <table:table-cell office:value-type="float" office:value="52517" calcext:value-type="float">
            <text:p>52517</text:p>
          </table:table-cell>
          <table:table-cell office:value-type="float" office:value="210720" calcext:value-type="float">
            <text:p>2107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2017" calcext:value-type="float">
            <text:p>72017</text:p>
          </table:table-cell>
          <table:table-cell office:value-type="float" office:value="52247" calcext:value-type="float">
            <text:p>52247</text:p>
          </table:table-cell>
          <table:table-cell office:value-type="float" office:value="210654" calcext:value-type="float">
            <text:p>2106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74403" calcext:value-type="float">
            <text:p>74403</text:p>
          </table:table-cell>
          <table:table-cell office:value-type="float" office:value="52347" calcext:value-type="float">
            <text:p>52347</text:p>
          </table:table-cell>
          <table:table-cell office:value-type="float" office:value="208969" calcext:value-type="float">
            <text:p>208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12:.C213];[.C214];[.C215];[.C216];[.C217];[.C218];[.C219];[.C220];[.C221])/10" office:value-type="float" office:value="16.3" calcext:value-type="float">
            <text:p/>
          </table:table-cell>
          <table:table-cell table:style-name="ce1" table:formula="of:=SUM([.D212:.D213];[.D214];[.D215];[.D216];[.D217];[.D218];[.D219];[.D220];[.D221])/10" office:value-type="float" office:value="81.3" calcext:value-type="float">
            <text:p/>
          </table:table-cell>
          <table:table-cell table:style-name="ce1" table:formula="of:=SUM([.E212:.E213];[.E214];[.E215];[.E216];[.E217];[.E218];[.E219];[.E220];[.E221])/10" office:value-type="float" office:value="70412.2" calcext:value-type="float">
            <text:p/>
          </table:table-cell>
          <table:table-cell table:style-name="ce1" table:formula="of:=SUM([.F212:.F213];[.F214];[.F215];[.F216];[.F217];[.F218];[.F219];[.F220];[.F221])/10" office:value-type="float" office:value="52461.5" calcext:value-type="float">
            <text:p/>
          </table:table-cell>
          <table:table-cell table:style-name="ce1" table:formula="of:=SUM([.G212:.G213];[.G214];[.G215];[.G216];[.G217];[.G218];[.G219];[.G220];[.G221])/10" office:value-type="float" office:value="210930.3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float" office:value="75342" calcext:value-type="float">
            <text:p>75342</text:p>
          </table:table-cell>
          <table:table-cell office:value-type="float" office:value="54302" calcext:value-type="float">
            <text:p>54302</text:p>
          </table:table-cell>
          <table:table-cell office:value-type="float" office:value="212081" calcext:value-type="float">
            <text:p>212081</text:p>
          </table:table-cell>
          <table:table-cell table:number-columns-repeated="11"/>
        </table:table-row>
        <table:table-row table:style-name="ro1" table:number-rows-repeated="10483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16:32:36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4:57:33.882000000</meta:creation-date>
    <dc:date>2014-07-31T20:15:47.360000000</dc:date>
    <meta:editing-duration>PT11H38M12S</meta:editing-duration>
    <meta:editing-cycles>46</meta:editing-cycles>
    <meta:generator>LibreOffice/4.2.0.4$Windows_x86 LibreOffice_project/05dceb5d363845f2cf968344d7adab8dcfb2ba71</meta:generator>
    <meta:document-statistic meta:table-count="1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title svg:x="5.212cm" svg:y="0.315cm" chart:style-name="ch2">
          <text:p>Multiplicação no ambiente A</text:p>
        </chart:title>
        <chart:legend chart:legend-position="end" svg:x="11.867cm" svg:y="3.449cm" style:legend-expansion="high" chart:style-name="ch3"/>
        <chart:plot-area chart:style-name="ch4" table:cell-range-address="Sheet1.K1:Sheet1.K1 Sheet1.K7:Sheet1.K17 Sheet1.O1:Sheet1.R1 Sheet1.O7:Sheet1.R17" chart:data-source-has-labels="both" svg:x="1.33cm" svg:y="1.631cm" svg:width="9.899cm" svg:height="6.2cm">
          <chartooo:coordinate-region svg:x="2.692cm" svg:y="1.83cm" svg:width="8.397cm" svg:height="4.179cm"/>
          <chart:axis chart:dimension="x" chart:name="primary-x" chart:style-name="ch5" chartooo:axis-type="auto">
            <chartooo:date-scale/>
            <chart:title svg:x="4.515cm" svg:y="8.01cm" chart:style-name="ch6">
              <text:p>Números multiplicados</text:p>
            </chart:title>
            <chart:categories table:cell-range-address="Sheet1.K7:Sheet1.K17"/>
            <chart:grid chart:style-name="ch7" chart:class="major"/>
          </chart:axis>
          <chart:axis chart:dimension="y" chart:name="primary-y" chart:style-name="ch5">
            <chart:title svg:x="0.451cm" svg:y="5.86cm" chart:style-name="ch8">
              <text:p>Tempo em ms</text:p>
            </chart:title>
            <chart:grid chart:style-name="ch7" chart:class="major"/>
          </chart:axis>
          <chart:series chart:style-name="ch9" chart:values-cell-range-address="Sheet1.O7:Sheet1.O17" chart:label-cell-address="Sheet1.O1:Sheet1.O1" chart:class="chart:line">
            <chart:data-point chart:repeated="11"/>
          </chart:series>
          <chart:series chart:style-name="ch10" chart:values-cell-range-address="Sheet1.P7:Sheet1.P17" chart:label-cell-address="Sheet1.P1:Sheet1.P1" chart:class="chart:line">
            <chart:data-point chart:repeated="11"/>
          </chart:series>
          <chart:series chart:style-name="ch11" chart:values-cell-range-address="Sheet1.Q7:Sheet1.Q17" chart:label-cell-address="Sheet1.Q1:Sheet1.Q1" chart:class="chart:line">
            <chart:data-point chart:repeated="11"/>
          </chart:series>
          <chart:series chart:style-name="ch12" chart:values-cell-range-address="Sheet1.R7:Sheet1.R17" chart:label-cell-address="Sheet1.R1:Sheet1.R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BigInteger do Java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  <table:table-cell office:value-type="string">
                <text:p>MultP1D OpenC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2.048</text:p>
                <draw:g>
                  <svg:desc>Sheet1.K7:Sheet1.K17</svg:desc>
                </draw:g>
              </table:table-cell>
              <table:table-cell office:value-type="float" office:value="1.3">
                <text:p>1.3</text:p>
                <draw:g>
                  <svg:desc>Sheet1.O7:Sheet1.O17</svg:desc>
                </draw:g>
              </table:table-cell>
              <table:table-cell office:value-type="float" office:value="1.8">
                <text:p>1.8</text:p>
                <draw:g>
                  <svg:desc>Sheet1.P7:Sheet1.P17</svg:desc>
                </draw:g>
              </table:table-cell>
              <table:table-cell office:value-type="float" office:value="67.7">
                <text:p>67.7</text:p>
                <draw:g>
                  <svg:desc>Sheet1.Q7:Sheet1.Q17</svg:desc>
                </draw:g>
              </table:table-cell>
              <table:table-cell office:value-type="float" office:value="53.7">
                <text:p>53.7</text:p>
                <draw:g>
                  <svg:desc>Sheet1.R7:Sheet1.R17</svg:desc>
                </draw:g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849.5">
                <text:p>849.5</text:p>
              </table:table-cell>
              <table:table-cell office:value-type="float" office:value="3335.8">
                <text:p>33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524.288</text:p>
              </table:table-cell>
              <table:table-cell office:value-type="float" office:value="3354.6">
                <text:p>3354.6</text:p>
              </table:table-cell>
              <table:table-cell office:value-type="float" office:value="13221.2">
                <text:p>132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.048.576</text:p>
              </table:table-cell>
              <table:table-cell office:value-type="float" office:value="13383.3">
                <text:p>13383.3</text:p>
              </table:table-cell>
              <table:table-cell office:value-type="float" office:value="52371">
                <text:p>5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.097.152</text:p>
              </table:table-cell>
              <table:table-cell office:value-type="float" office:value="52461.5">
                <text:p>52461.5</text:p>
              </table:table-cell>
              <table:table-cell office:value-type="float" office:value="210930.3">
                <text:p>2109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ultiplicação no ambiente A</text:p>
        </chart:title>
        <chart:legend chart:legend-position="end" svg:x="11.878cm" svg:y="3.454cm" style:legend-expansion="high" chart:style-name="ch3"/>
        <chart:plot-area chart:style-name="ch4" table:cell-range-address="Sheet1.K1:Sheet1.K1 Sheet1.K5:Sheet1.K14 Sheet1.O1:Sheet1.R1 Sheet1.O5:Sheet1.R14" chart:data-source-has-labels="both" svg:x="1.331cm" svg:y="1.635cm" svg:width="9.907cm" svg:height="6.204cm">
          <chartooo:coordinate-region svg:x="2.323cm" svg:y="1.834cm" svg:width="8.775cm" svg:height="4.388cm"/>
          <chart:axis chart:dimension="x" chart:name="primary-x" chart:style-name="ch5" chartooo:axis-type="auto">
            <chartooo:date-scale/>
            <chart:title svg:x="4.52cm" svg:y="8.019cm" chart:style-name="ch6">
              <text:p>Números multiplicados</text:p>
            </chart:title>
            <chart:categories table:cell-range-address="Sheet1.K5:Sheet1.K14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O5:Sheet1.O14" chart:label-cell-address="Sheet1.O1:Sheet1.O1" chart:class="chart:line">
            <chart:data-point chart:repeated="10"/>
          </chart:series>
          <chart:series chart:style-name="ch11" chart:values-cell-range-address="Sheet1.P5:Sheet1.P14" chart:label-cell-address="Sheet1.P1:Sheet1.P1" chart:class="chart:line">
            <chart:data-point chart:repeated="10"/>
          </chart:series>
          <chart:series chart:style-name="ch12" chart:values-cell-range-address="Sheet1.Q5:Sheet1.Q14" chart:label-cell-address="Sheet1.Q1:Sheet1.Q1" chart:class="chart:line">
            <chart:data-point chart:repeated="10"/>
          </chart:series>
          <chart:series chart:style-name="ch13" chart:values-cell-range-address="Sheet1.R5:Sheet1.R14" chart:label-cell-address="Sheet1.R1:Sheet1.R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BigInteger do Java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  <table:table-cell office:value-type="string">
                <text:p>MultP1D OpenC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512</text:p>
                <draw:g>
                  <svg:desc>Sheet1.K5:Sheet1.K14</svg:desc>
                </draw:g>
              </table:table-cell>
              <table:table-cell office:value-type="float" office:value="1.3">
                <text:p>1.3</text:p>
                <draw:g>
                  <svg:desc>Sheet1.O5:Sheet1.O14</svg:desc>
                </draw:g>
              </table:table-cell>
              <table:table-cell office:value-type="float" office:value="1.7">
                <text:p>1.7</text:p>
                <draw:g>
                  <svg:desc>Sheet1.P5:Sheet1.P14</svg:desc>
                </draw:g>
              </table:table-cell>
              <table:table-cell office:value-type="float" office:value="60.1">
                <text:p>60.1</text:p>
                <draw:g>
                  <svg:desc>Sheet1.Q5:Sheet1.Q14</svg:desc>
                </draw:g>
              </table:table-cell>
              <table:table-cell office:value-type="float" office:value="60.7">
                <text:p>60.7</text:p>
                <draw:g>
                  <svg:desc>Sheet1.R5:Sheet1.R14</svg:desc>
                </draw:g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1.6">
                <text:p>1.6</text:p>
              </table:table-cell>
              <table:table-cell office:value-type="float" office:value="2.7">
                <text:p>2.7</text:p>
              </table:table-cell>
              <table:table-cell office:value-type="float" office:value="65.6">
                <text:p>65.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849.5">
                <text:p>849.5</text:p>
              </table:table-cell>
              <table:table-cell office:value-type="float" office:value="3335.8">
                <text:p>33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75cm" svg:height="8.991cm" xlink:href=".." xlink:type="simple" chart:class="chart:line" chart:style-name="ch1">
        <chart:title svg:x="6.074cm" svg:y="0.315cm" chart:style-name="ch2">
          <text:p>Adição no ambiente A</text:p>
        </chart:title>
        <chart:legend svg:x="11.616cm" svg:y="3.699cm" style:legend-expansion="custom" chartooo:width="4.67cm" chartooo:height="1.592cm" style:legend-expansion-aspect-ratio="2.93341708542714" chart:style-name="ch3"/>
        <chart:plot-area chart:style-name="ch4" table:cell-range-address="Sheet1.K1:Sheet1.N13" chart:data-source-has-labels="both" svg:x="1.406cm" svg:y="1.632cm" svg:width="10.07cm" svg:height="6.328cm">
          <chartooo:coordinate-region svg:x="2.213cm" svg:y="1.831cm" svg:width="9.123cm" svg:height="4.513cm"/>
          <chart:axis chart:dimension="x" chart:name="primary-x" chart:style-name="ch5" chartooo:axis-type="auto">
            <chartooo:date-scale/>
            <chart:title svg:x="4.955cm" svg:y="8.139cm" chart:style-name="ch6">
              <text:p>Números somados</text:p>
            </chart:title>
            <chart:categories table:cell-range-address="Sheet1.K2:Sheet1.K13"/>
            <chart:grid chart:style-name="ch7" chart:class="major"/>
          </chart:axis>
          <chart:axis chart:dimension="y" chart:name="primary-y" chart:style-name="ch8">
            <chart:title svg:x="0.515cm" svg:y="5.925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3" chart:label-cell-address="Sheet1.L1:Sheet1.L1" chart:class="chart:line">
            <chart:data-point chart:repeated="12"/>
          </chart:series>
          <chart:series chart:style-name="ch11" chart:values-cell-range-address="Sheet1.M2:Sheet1.M13" chart:label-cell-address="Sheet1.M1:Sheet1.M1" chart:class="chart:line">
            <chart:data-point chart:repeated="12"/>
          </chart:series>
          <chart:series chart:style-name="ch12" chart:values-cell-range-address="Sheet1.N2:Sheet1.N13" chart:label-cell-address="Sheet1.N1:Sheet1.N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3</svg:desc>
                </draw:g>
              </table:table-cell>
              <table:table-cell office:value-type="float" office:value="0">
                <text:p>0</text:p>
                <draw:g>
                  <svg:desc>Sheet1.L2:Sheet1.L13</svg:desc>
                </draw:g>
              </table:table-cell>
              <table:table-cell office:value-type="float" office:value="56.9">
                <text:p>56.9</text:p>
                <draw:g>
                  <svg:desc>Sheet1.M2:Sheet1.M13</svg:desc>
                </draw:g>
              </table:table-cell>
              <table:table-cell office:value-type="float" office:value="0">
                <text:p>0</text:p>
                <draw:g>
                  <svg:desc>Sheet1.N2:Sheet1.N13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0.1">
                <text:p>0.1</text:p>
              </table:table-cell>
              <table:table-cell office:value-type="float" office:value="59.1">
                <text:p>59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0.8">
                <text:p>0.8</text:p>
              </table:table-cell>
              <table:table-cell office:value-type="float" office:value="60.2">
                <text:p>6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60.1">
                <text:p>6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9.2">
                <text:p>59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60.4">
                <text:p>60.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60.2">
                <text:p>60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  <table:table-cell office:value-type="float" office:value="285.3">
                <text:p>285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ição no ambiente A</text:p>
        </chart:title>
        <chart:legend chart:legend-position="end" svg:x="11.349cm" svg:y="3.703cm" style:legend-expansion="high" chart:style-name="ch3"/>
        <chart:plot-area chart:style-name="ch4" table:cell-range-address="Sheet1.K1:Sheet1.N1 Sheet1.K11:Sheet1.N17" chart:data-source-has-labels="both" svg:x="1.331cm" svg:y="1.635cm" svg:width="9.378cm" svg:height="6.204cm">
          <chartooo:coordinate-region svg:x="2.508cm" svg:y="1.834cm" svg:width="8.061cm" svg:height="4.182cm"/>
          <chart:axis chart:dimension="x" chart:name="primary-x" chart:style-name="ch5" chartooo:axis-type="auto">
            <chartooo:date-scale/>
            <chart:title svg:x="4.534cm" svg:y="8.019cm" chart:style-name="ch6">
              <text:p>Números somados</text:p>
            </chart:title>
            <chart:categories table:cell-range-address="Sheet1.K11:Sheet1.K17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11:Sheet1.L17" chart:label-cell-address="Sheet1.L1:Sheet1.L1" chart:class="chart:line">
            <chart:data-point chart:repeated="7"/>
          </chart:series>
          <chart:series chart:style-name="ch11" chart:values-cell-range-address="Sheet1.M11:Sheet1.M17" chart:label-cell-address="Sheet1.M1:Sheet1.M1" chart:class="chart:line">
            <chart:data-point chart:repeated="7"/>
          </chart:series>
          <chart:series chart:style-name="ch12" chart:values-cell-range-address="Sheet1.N11:Sheet1.N17" chart:label-cell-address="Sheet1.N1:Sheet1.N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32.768</text:p>
                <draw:g>
                  <svg:desc>Sheet1.K11:Sheet1.K17</svg:desc>
                </draw:g>
              </table:table-cell>
              <table:table-cell office:value-type="float" office:value="1.2">
                <text:p>1.2</text:p>
                <draw:g>
                  <svg:desc>Sheet1.L11:Sheet1.L17</svg:desc>
                </draw:g>
              </table:table-cell>
              <table:table-cell office:value-type="float" office:value="60.2">
                <text:p>60.2</text:p>
                <draw:g>
                  <svg:desc>Sheet1.M11:Sheet1.M17</svg:desc>
                </draw:g>
              </table:table-cell>
              <table:table-cell office:value-type="float" office:value="22.2">
                <text:p>22.2</text:p>
                <draw:g>
                  <svg:desc>Sheet1.N11:Sheet1.N17</svg:desc>
                </draw:g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  <table:table-cell office:value-type="float" office:value="285.3">
                <text:p>285.3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3.8">
                <text:p>3.8</text:p>
              </table:table-cell>
              <table:table-cell office:value-type="float" office:value="62.2">
                <text:p>62.2</text:p>
              </table:table-cell>
              <table:table-cell office:value-type="float" office:value="1110.8">
                <text:p>1110.8</text:p>
              </table:table-cell>
            </table:table-row>
            <table:table-row>
              <table:table-cell office:value-type="string">
                <text:p>2^524.288</text:p>
              </table:table-cell>
              <table:table-cell office:value-type="float" office:value="5.5">
                <text:p>5.5</text:p>
              </table:table-cell>
              <table:table-cell office:value-type="float" office:value="63.7">
                <text:p>63.7</text:p>
              </table:table-cell>
              <table:table-cell office:value-type="float" office:value="4370.2">
                <text:p>4370.2</text:p>
              </table:table-cell>
            </table:table-row>
            <table:table-row>
              <table:table-cell office:value-type="string">
                <text:p>2^1.048.576</text:p>
              </table:table-cell>
              <table:table-cell office:value-type="float" office:value="8.9">
                <text:p>8.9</text:p>
              </table:table-cell>
              <table:table-cell office:value-type="float" office:value="68.2">
                <text:p>68.2</text:p>
              </table:table-cell>
              <table:table-cell office:value-type="float" office:value="17216.5">
                <text:p>17216.5</text:p>
              </table:table-cell>
            </table:table-row>
            <table:table-row>
              <table:table-cell office:value-type="string">
                <text:p>2^2.097.152</text:p>
              </table:table-cell>
              <table:table-cell office:value-type="float" office:value="16.3">
                <text:p>16.3</text:p>
              </table:table-cell>
              <table:table-cell office:value-type="float" office:value="81.3">
                <text:p>81.3</text:p>
              </table:table-cell>
              <table:table-cell office:value-type="float" office:value="70412.2">
                <text:p>7041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ição no ambiente A</text:p>
        </chart:title>
        <chart:legend chart:legend-position="end" svg:x="12.407cm" svg:y="3.952cm" style:legend-expansion="high" chart:style-name="ch3"/>
        <chart:plot-area chart:style-name="ch4" table:cell-range-address="Sheet1.K1:Sheet1.M17" chart:data-source-has-labels="both" svg:x="1.33cm" svg:y="1.634cm" svg:width="10.939cm" svg:height="7.136cm">
          <chartooo:coordinate-region svg:x="1.958cm" svg:y="1.833cm" svg:width="10.311cm" svg:height="5.115cm"/>
          <chart:axis chart:dimension="x" chart:name="primary-x" chart:style-name="ch5" chartooo:axis-type="auto">
            <chartooo:date-scale/>
            <chart:title svg:x="5.313cm" svg:y="8.44cm" chart:style-name="ch6">
              <text:p>Números somados</text:p>
            </chart:title>
            <chart:categories table:cell-range-address="Sheet1.K2:Sheet1.K17"/>
            <chart:grid chart:style-name="ch7" chart:class="major"/>
          </chart:axis>
          <chart:axis chart:dimension="y" chart:name="primary-y" chart:style-name="ch5">
            <chart:title svg:x="0.45cm" svg:y="6.331cm" chart:style-name="ch8">
              <text:p>Tempo em ms</text:p>
            </chart:title>
            <chart:grid chart:style-name="ch7" chart:class="major"/>
          </chart:axis>
          <chart:series chart:style-name="ch9" chart:values-cell-range-address="Sheet1.L2:Sheet1.L17" chart:label-cell-address="Sheet1.L1:Sheet1.L1" chart:class="chart:line">
            <chart:data-point chart:repeated="16"/>
          </chart:series>
          <chart:series chart:style-name="ch10" chart:values-cell-range-address="Sheet1.M2:Sheet1.M17" chart:label-cell-address="Sheet1.M1:Sheet1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7</svg:desc>
                </draw:g>
              </table:table-cell>
              <table:table-cell office:value-type="float" office:value="0">
                <text:p>0</text:p>
                <draw:g>
                  <svg:desc>Sheet1.L2:Sheet1.L17</svg:desc>
                </draw:g>
              </table:table-cell>
              <table:table-cell office:value-type="float" office:value="56.9">
                <text:p>56.9</text:p>
                <draw:g>
                  <svg:desc>Sheet1.M2:Sheet1.M17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0.1">
                <text:p>0.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0.8">
                <text:p>0.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3.8">
                <text:p>3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^524.288</text:p>
              </table:table-cell>
              <table:table-cell office:value-type="float" office:value="5.5">
                <text:p>5.5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2^1.048.576</text:p>
              </table:table-cell>
              <table:table-cell office:value-type="float" office:value="8.9">
                <text:p>8.9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^2.097.152</text:p>
              </table:table-cell>
              <table:table-cell office:value-type="float" office:value="16.3">
                <text:p>16.3</text:p>
              </table:table-cell>
              <table:table-cell office:value-type="float" office:value="81.3">
                <text:p>81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title svg:x="5.781cm" svg:y="0.315cm" chart:style-name="ch2">
          <text:p>Adição no ambiente A</text:p>
        </chart:title>
        <chart:legend chart:legend-position="end" svg:x="12.396cm" svg:y="3.947cm" style:legend-expansion="high" chart:style-name="ch3"/>
        <chart:plot-area chart:style-name="ch4" table:cell-range-address="Sheet1.K1:Sheet1.M13" chart:data-source-has-labels="both" svg:x="1.33cm" svg:y="1.631cm" svg:width="10.428cm" svg:height="6.2cm">
          <chartooo:coordinate-region svg:x="1.958cm" svg:y="1.83cm" svg:width="9.66cm" svg:height="4.385cm"/>
          <chart:axis chart:dimension="x" chart:name="primary-x" chart:style-name="ch5" chartooo:axis-type="auto">
            <chartooo:date-scale/>
            <chart:title svg:x="5.058cm" svg:y="8.01cm" chart:style-name="ch6">
              <text:p>Números somados</text:p>
            </chart:title>
            <chart:categories table:cell-range-address="Sheet1.K2:Sheet1.K13"/>
            <chart:grid chart:style-name="ch7" chart:class="major"/>
          </chart:axis>
          <chart:axis chart:dimension="y" chart:name="primary-y" chart:style-name="ch8">
            <chart:title svg:x="0.451cm" svg:y="5.8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3" chart:label-cell-address="Sheet1.L1:Sheet1.L1" chart:class="chart:line">
            <chart:data-point chart:repeated="12"/>
          </chart:series>
          <chart:series chart:style-name="ch11" chart:values-cell-range-address="Sheet1.M2:Sheet1.M13" chart:label-cell-address="Sheet1.M1:Sheet1.M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3</svg:desc>
                </draw:g>
              </table:table-cell>
              <table:table-cell office:value-type="float" office:value="0">
                <text:p>0</text:p>
                <draw:g>
                  <svg:desc>Sheet1.L2:Sheet1.L13</svg:desc>
                </draw:g>
              </table:table-cell>
              <table:table-cell office:value-type="float" office:value="56.9">
                <text:p>56.9</text:p>
                <draw:g>
                  <svg:desc>Sheet1.M2:Sheet1.M13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0.1">
                <text:p>0.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0.8">
                <text:p>0.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